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text-properties style:font-name="Arial" fo:font-size="10pt" style:text-underline-style="solid" style:text-underline-width="auto" style:text-underline-color="font-color" officeooo:rsid="008a9958" officeooo:paragraph-rsid="008e05fc" style:font-size-asian="10pt" style:font-size-complex="10pt"/>
    </style:style>
    <style:style style:name="P3" style:family="paragraph" style:parent-style-name="Normal">
      <style:text-properties style:font-name="Arial" fo:font-size="10pt" style:text-underline-style="solid" style:text-underline-width="auto" style:text-underline-color="font-color" officeooo:rsid="008a9958" officeooo:paragraph-rsid="008e9080" style:font-size-asian="10pt" style:font-size-complex="10pt"/>
    </style:style>
    <style:style style:name="P4" style:family="paragraph" style:parent-style-name="Normal">
      <style:text-properties style:font-name="Arial" fo:font-size="10pt" style:text-underline-style="solid" style:text-underline-width="auto" style:text-underline-color="font-color" officeooo:rsid="008ae6b9" officeooo:paragraph-rsid="008e05fc" style:font-size-asian="10pt" style:font-size-complex="10pt"/>
    </style:style>
    <style:style style:name="P5" style:family="paragraph" style:parent-style-name="Normal">
      <style:text-properties style:font-name="Arial" fo:font-size="10pt" style:text-underline-style="solid" style:text-underline-width="auto" style:text-underline-color="font-color" fo:font-weight="normal" officeooo:paragraph-rsid="00c101ce" style:font-size-asian="10pt" style:font-weight-asian="normal" style:font-size-complex="10pt" style:font-weight-complex="normal"/>
    </style:style>
    <style:style style:name="P6" style:family="paragraph" style:parent-style-name="Normal">
      <style:text-properties style:font-name="Arial" fo:font-size="10pt" style:font-size-asian="10pt" style:font-size-complex="10pt"/>
    </style:style>
    <style:style style:name="P7" style:family="paragraph" style:parent-style-name="Normal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Normal">
      <style:text-properties style:font-name="Arial" fo:font-size="10pt" officeooo:paragraph-rsid="0032ca91" style:font-size-asian="10pt" style:font-size-complex="10pt"/>
    </style:style>
    <style:style style:name="P9" style:family="paragraph" style:parent-style-name="Normal">
      <style:text-properties style:font-name="Arial" fo:font-size="10pt" officeooo:paragraph-rsid="0029e464" style:font-size-asian="10pt" style:font-size-complex="10pt"/>
    </style:style>
    <style:style style:name="P10" style:family="paragraph" style:parent-style-name="Normal">
      <style:text-properties style:font-name="Arial" fo:font-size="10pt" officeooo:paragraph-rsid="002d317e" style:font-size-asian="10pt" style:font-size-complex="10pt"/>
    </style:style>
    <style:style style:name="P11" style:family="paragraph" style:parent-style-name="Normal">
      <style:text-properties style:font-name="Arial" fo:font-size="10pt" officeooo:paragraph-rsid="0093e60a" style:font-size-asian="10pt" style:font-size-complex="10pt"/>
    </style:style>
    <style:style style:name="P12" style:family="paragraph" style:parent-style-name="Normal">
      <style:text-properties style:font-name="Arial" fo:font-size="10pt" officeooo:paragraph-rsid="00befc90" style:font-size-asian="10pt" style:font-size-complex="10pt"/>
    </style:style>
    <style:style style:name="P13" style:family="paragraph" style:parent-style-name="Normal">
      <style:text-properties style:font-name="Arial" fo:font-size="10pt" officeooo:paragraph-rsid="00c101ce" style:font-size-asian="10pt" style:font-size-complex="10pt"/>
    </style:style>
    <style:style style:name="P14" style:family="paragraph" style:parent-style-name="Normal">
      <style:text-properties style:font-name="Arial" fo:font-size="10pt" officeooo:paragraph-rsid="00d1175d" style:font-size-asian="10pt" style:font-size-complex="10pt"/>
    </style:style>
    <style:style style:name="P15" style:family="paragraph" style:parent-style-name="Normal">
      <style:text-properties style:font-name="Arial" fo:font-size="10pt" officeooo:paragraph-rsid="00d519ff" style:font-size-asian="10pt" style:font-size-complex="10pt"/>
    </style:style>
    <style:style style:name="P16" style:family="paragraph" style:parent-style-name="Normal">
      <style:text-properties style:font-name="Arial" fo:font-size="10pt" officeooo:paragraph-rsid="006957fd" style:font-size-asian="10pt" style:font-size-complex="10pt"/>
    </style:style>
    <style:style style:name="P17" style:family="paragraph" style:parent-style-name="Normal">
      <style:text-properties style:font-name="Arial" fo:font-size="10pt" officeooo:paragraph-rsid="00d71046" style:font-size-asian="10pt" style:font-size-complex="10pt"/>
    </style:style>
    <style:style style:name="P18" style:family="paragraph" style:parent-style-name="Normal">
      <style:text-properties style:font-name="Arial" fo:font-size="10pt" officeooo:paragraph-rsid="00da7162" style:font-size-asian="10pt" style:font-size-complex="10pt"/>
    </style:style>
    <style:style style:name="P19" style:family="paragraph" style:parent-style-name="Normal">
      <style:text-properties style:font-name="Arial" fo:font-size="10pt" style:text-underline-style="none" officeooo:rsid="008ae6b9" officeooo:paragraph-rsid="008a9958" style:font-size-asian="10pt" style:font-size-complex="10pt"/>
    </style:style>
    <style:style style:name="P20" style:family="paragraph" style:parent-style-name="Normal">
      <style:text-properties style:font-name="Arial" fo:font-size="10pt" style:text-underline-style="none" officeooo:rsid="008ae6b9" officeooo:paragraph-rsid="008ae6b9" style:font-size-asian="10pt" style:font-size-complex="10pt"/>
    </style:style>
    <style:style style:name="P21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2" style:family="paragraph" style:parent-style-name="Normal" style:list-style-name="L1">
      <style:text-properties style:font-name="Arial" fo:font-size="10pt" style:font-size-asian="10pt" style:font-size-complex="10pt"/>
    </style:style>
    <style:style style:name="P23" style:family="paragraph" style:parent-style-name="Normal" style:list-style-name="L2">
      <style:text-properties style:font-name="Arial" fo:font-size="10pt" officeooo:paragraph-rsid="00339e64" style:font-size-asian="10pt" style:font-size-complex="10pt"/>
    </style:style>
    <style:style style:name="P24" style:family="paragraph" style:parent-style-name="Normal" style:list-style-name="L2">
      <style:text-properties style:font-name="Arial" fo:font-size="10pt" officeooo:paragraph-rsid="00c101ce" style:font-size-asian="10pt" style:font-size-complex="10pt"/>
    </style:style>
    <style:style style:name="P25" style:family="paragraph" style:parent-style-name="Normal" style:list-style-name="L3">
      <style:text-properties style:font-name="Arial" fo:font-size="10pt" style:font-size-asian="10pt" style:font-size-complex="10pt"/>
    </style:style>
    <style:style style:name="P26" style:family="paragraph" style:parent-style-name="Normal" style:list-style-name="L3">
      <style:text-properties style:font-name="Arial" fo:font-size="10pt" officeooo:paragraph-rsid="0086ed97" style:font-size-asian="10pt" style:font-size-complex="10pt"/>
    </style:style>
    <style:style style:name="P27" style:family="paragraph" style:parent-style-name="Normal" style:list-style-name="L3">
      <style:text-properties style:font-name="Arial" fo:font-size="10pt" officeooo:paragraph-rsid="00c69640" style:font-size-asian="10pt" style:font-size-complex="10pt"/>
    </style:style>
    <style:style style:name="P28" style:family="paragraph" style:parent-style-name="Normal" style:list-style-name="L3">
      <style:text-properties style:font-name="Arial" fo:font-size="10pt" officeooo:paragraph-rsid="00409c46" style:font-size-asian="10pt" style:font-size-complex="10pt"/>
    </style:style>
    <style:style style:name="P29" style:family="paragraph" style:parent-style-name="Normal" style:list-style-name="L3">
      <style:text-properties style:font-name="Arial" fo:font-size="10pt" officeooo:paragraph-rsid="002d317e" style:font-size-asian="10pt" style:font-size-complex="10pt"/>
    </style:style>
    <style:style style:name="P30" style:family="paragraph" style:parent-style-name="Normal" style:list-style-name="L4">
      <style:text-properties style:font-name="Arial" fo:font-size="10pt" style:text-underline-style="none" officeooo:rsid="008e9080" officeooo:paragraph-rsid="00ae4c92" style:font-size-asian="10pt" style:font-size-complex="10pt"/>
    </style:style>
    <style:style style:name="P31" style:family="paragraph" style:parent-style-name="Normal" style:list-style-name="L4">
      <style:text-properties style:font-name="Arial" fo:font-size="10pt" style:text-underline-style="none" officeooo:rsid="00c69640" officeooo:paragraph-rsid="00c69640" style:font-size-asian="10pt" style:font-size-complex="10pt"/>
    </style:style>
    <style:style style:name="P32" style:family="paragraph" style:parent-style-name="Normal" style:list-style-name="L4">
      <style:text-properties style:font-name="Arial" fo:font-size="10pt" style:text-underline-style="solid" style:text-underline-width="auto" style:text-underline-color="font-color" officeooo:rsid="008ae6b9" officeooo:paragraph-rsid="008e05fc" style:font-size-asian="10pt" style:font-size-complex="10pt"/>
    </style:style>
    <style:style style:name="P33" style:family="paragraph" style:parent-style-name="Normal" style:list-style-name="L4">
      <style:text-properties style:font-name="Arial" fo:font-size="10pt" style:text-underline-style="solid" style:text-underline-width="auto" style:text-underline-color="font-color" officeooo:rsid="008ae6b9" officeooo:paragraph-rsid="008c6957" style:font-size-asian="10pt" style:font-size-complex="10pt"/>
    </style:style>
    <style:style style:name="P34" style:family="paragraph" style:parent-style-name="Normal" style:list-style-name="L4">
      <style:text-properties style:font-name="Arial" fo:font-size="10pt" style:text-underline-style="solid" style:text-underline-width="auto" style:text-underline-color="font-color" officeooo:rsid="008b37c7" officeooo:paragraph-rsid="008e05fc" style:font-size-asian="10pt" style:font-size-complex="10pt"/>
    </style:style>
    <style:style style:name="P35" style:family="paragraph" style:parent-style-name="Normal" style:list-style-name="L4">
      <style:text-properties style:font-name="Arial" fo:font-size="10pt" style:text-underline-style="solid" style:text-underline-width="auto" style:text-underline-color="font-color" officeooo:paragraph-rsid="008c6957" style:font-size-asian="10pt" style:font-size-complex="10pt"/>
    </style:style>
    <style:style style:name="P36" style:family="paragraph" style:parent-style-name="Normal" style:list-style-name="L4">
      <style:text-properties style:font-name="Arial" fo:font-size="10pt" style:text-underline-style="solid" style:text-underline-width="auto" style:text-underline-color="font-color" officeooo:paragraph-rsid="00c69640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e05fc" style:font-weight-asian="bold" style:font-weight-complex="bold"/>
    </style:style>
    <style:style style:name="T3" style:family="text">
      <style:text-properties fo:font-weight="bold" officeooo:rsid="008ae6b9" style:font-weight-asian="bold" style:font-weight-complex="bold"/>
    </style:style>
    <style:style style:name="T4" style:family="text">
      <style:text-properties fo:font-weight="bold" officeooo:rsid="00c69640" style:font-weight-asian="bold" style:font-weight-complex="bold"/>
    </style:style>
    <style:style style:name="T5" style:family="text">
      <style:text-properties fo:font-weight="bold" officeooo:rsid="007d936c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d317e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c9e675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d71046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7d936c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6920d2"/>
    </style:style>
    <style:style style:name="T13" style:family="text">
      <style:text-properties style:text-underline-style="none" officeooo:rsid="0086ed97"/>
    </style:style>
    <style:style style:name="T14" style:family="text">
      <style:text-properties style:text-underline-style="none" officeooo:rsid="008ae6b9"/>
    </style:style>
    <style:style style:name="T15" style:family="text">
      <style:text-properties style:text-underline-style="none" officeooo:rsid="008b37c7"/>
    </style:style>
    <style:style style:name="T16" style:family="text">
      <style:text-properties style:text-underline-style="none" officeooo:rsid="008c6957"/>
    </style:style>
    <style:style style:name="T17" style:family="text">
      <style:text-properties style:text-underline-style="none" officeooo:rsid="008e05fc"/>
    </style:style>
    <style:style style:name="T18" style:family="text">
      <style:text-properties style:text-underline-style="none" officeooo:rsid="008e9080"/>
    </style:style>
    <style:style style:name="T19" style:family="text">
      <style:text-properties style:text-underline-style="none" officeooo:rsid="00ae4c92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bold" officeooo:rsid="008ae6b9" style:font-weight-asian="bold" style:font-weight-complex="bold"/>
    </style:style>
    <style:style style:name="T22" style:family="text">
      <style:text-properties style:text-underline-style="none" fo:font-weight="bold" officeooo:rsid="00c69640" style:font-weight-asian="bold" style:font-weight-complex="bold"/>
    </style:style>
    <style:style style:name="T23" style:family="text">
      <style:text-properties style:text-underline-style="none" officeooo:rsid="00befc90"/>
    </style:style>
    <style:style style:name="T24" style:family="text">
      <style:text-properties style:text-underline-style="none" officeooo:rsid="00c69640"/>
    </style:style>
    <style:style style:name="T25" style:family="text">
      <style:text-properties style:text-underline-style="none" officeooo:rsid="00d1175d"/>
    </style:style>
    <style:style style:name="T26" style:family="text">
      <style:text-properties officeooo:rsid="00202db7"/>
    </style:style>
    <style:style style:name="T27" style:family="text">
      <style:text-properties officeooo:rsid="0027bc7e"/>
    </style:style>
    <style:style style:name="T28" style:family="text">
      <style:text-properties officeooo:rsid="0029e464"/>
    </style:style>
    <style:style style:name="T29" style:family="text">
      <style:text-properties officeooo:rsid="002de46b"/>
    </style:style>
    <style:style style:name="T30" style:family="text">
      <style:text-properties officeooo:rsid="0032ca91"/>
    </style:style>
    <style:style style:name="T31" style:family="text">
      <style:text-properties officeooo:rsid="00339e64"/>
    </style:style>
    <style:style style:name="T32" style:family="text">
      <style:text-properties officeooo:rsid="003b3b17"/>
    </style:style>
    <style:style style:name="T33" style:family="text">
      <style:text-properties officeooo:rsid="003c774f"/>
    </style:style>
    <style:style style:name="T34" style:family="text">
      <style:text-properties officeooo:rsid="00409c46"/>
    </style:style>
    <style:style style:name="T35" style:family="text">
      <style:text-properties officeooo:rsid="004a695e"/>
    </style:style>
    <style:style style:name="T36" style:family="text">
      <style:text-properties officeooo:rsid="005417ff"/>
    </style:style>
    <style:style style:name="T37" style:family="text">
      <style:text-properties officeooo:rsid="005a33cf"/>
    </style:style>
    <style:style style:name="T38" style:family="text">
      <style:text-properties officeooo:rsid="006920d2"/>
    </style:style>
    <style:style style:name="T39" style:family="text">
      <style:text-properties officeooo:rsid="006957fd"/>
    </style:style>
    <style:style style:name="T40" style:family="text">
      <style:text-properties officeooo:rsid="006e7e93"/>
    </style:style>
    <style:style style:name="T41" style:family="text">
      <style:text-properties officeooo:rsid="007d936c"/>
    </style:style>
    <style:style style:name="T42" style:family="text">
      <style:text-properties officeooo:rsid="0084f7d2"/>
    </style:style>
    <style:style style:name="T43" style:family="text">
      <style:text-properties officeooo:rsid="0093e60a"/>
    </style:style>
    <style:style style:name="T44" style:family="text">
      <style:text-properties officeooo:rsid="00a267ae"/>
    </style:style>
    <style:style style:name="T45" style:family="text">
      <style:text-properties officeooo:rsid="00a41703"/>
    </style:style>
    <style:style style:name="T46" style:family="text">
      <style:text-properties officeooo:rsid="00ae4c92"/>
    </style:style>
    <style:style style:name="T47" style:family="text">
      <style:text-properties officeooo:rsid="00bbd181"/>
    </style:style>
    <style:style style:name="T48" style:family="text">
      <style:text-properties officeooo:rsid="00befc90"/>
    </style:style>
    <style:style style:name="T49" style:family="text">
      <style:text-properties officeooo:rsid="00c101ce"/>
    </style:style>
    <style:style style:name="T50" style:family="text">
      <style:text-properties officeooo:rsid="00c5dbec"/>
    </style:style>
    <style:style style:name="T51" style:family="text">
      <style:text-properties officeooo:rsid="00c69640"/>
    </style:style>
    <style:style style:name="T52" style:family="text">
      <style:text-properties officeooo:rsid="00c8610d"/>
    </style:style>
    <style:style style:name="T53" style:family="text">
      <style:text-properties officeooo:rsid="00cb2752"/>
    </style:style>
    <style:style style:name="T54" style:family="text">
      <style:text-properties officeooo:rsid="00cc3ecb"/>
    </style:style>
    <style:style style:name="T55" style:family="text">
      <style:text-properties officeooo:rsid="00cdccbd"/>
    </style:style>
    <style:style style:name="T56" style:family="text">
      <style:text-properties officeooo:rsid="00cf2604"/>
    </style:style>
    <style:style style:name="T57" style:family="text">
      <style:text-properties officeooo:rsid="00d1175d"/>
    </style:style>
    <style:style style:name="T58" style:family="text">
      <style:text-properties officeooo:rsid="00d340f7"/>
    </style:style>
    <style:style style:name="T59" style:family="text">
      <style:text-properties officeooo:rsid="00d519ff"/>
    </style:style>
    <style:style style:name="T60" style:family="text">
      <style:text-properties officeooo:rsid="00d779dc"/>
    </style:style>
    <style:style style:name="T61" style:family="text">
      <style:text-properties officeooo:rsid="00da4204"/>
    </style:style>
    <style:style style:name="T62" style:family="text">
      <style:text-properties officeooo:rsid="00da7162"/>
    </style:style>
    <style:style style:name="T63" style:family="text">
      <style:text-properties officeooo:rsid="00dd1672"/>
    </style:style>
    <style:style style:name="T64" style:family="text">
      <style:text-properties officeooo:rsid="00de94f7"/>
    </style:style>
    <style:style style:name="T65" style:family="text">
      <style:text-properties officeooo:rsid="00e15b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Ch_5_COMBAT"/>COMBAT</text:p>
      <text:p text:style-name="P7"/>
      <text:p text:style-name="P16"><text:tab/><text:bookmark-start text:name="__DdeLink__111818_1134625215"/><text:bookmark-start text:name="__DdeLink__111815_1134625215"/><text:bookmark-start text:name="__DdeLink__111751_1157318884"/>Combat time occurs in 3-second “rounds” (rnds). Each Player gets a turn <text:span text:style-name="T39">each</text:span> rnd. Either the GN decides or rolls <text:span text:style-name="T53">[</text:span>A vs A<text:span text:style-name="T53">]</text:span> to determine who goes first. At the end of each turn, the <text:span text:style-name="T32">P</text:span>layer choose<text:span text:style-name="T53">s</text:span> who will go next among those who have not had a turn yet this rnd. At the end of the rnd the last Player to act decides who will start the next round.<text:bookmark-end text:name="__DdeLink__111818_1134625215"/><text:bookmark-end text:name="__DdeLink__111815_1134625215"/><text:bookmark-end text:name="__DdeLink__111751_1157318884"/></text:p>
      <text:p text:style-name="P16"/>
      <text:p text:style-name="P17"><text:span text:style-name="T9">Communication</text:span><text:span text:style-name="T1">:</text:span> <text:span text:style-name="T60">You can speak or shout up to 6 words per round for free to anyone within 100yds.</text:span></text:p>
      <text:p text:style-name="P6"/>
      <text:p text:style-name="P12"><text:span text:style-name="T6">Action </text:span><text:span text:style-name="T7">Points</text:span><text:span text:style-name="T6"> (AP)</text:span><text:span text:style-name="T1">:</text:span> <text:span text:style-name="T38">P</text:span>erform <text:span text:style-name="T50">A</text:span>ctions by spending Action Points.</text:p>
      <text:p text:style-name="P18">You<text:span text:style-name="T40">r</text:span> <text:span text:style-name="T40">maximum</text:span> AP <text:span text:style-name="T44">is your [(A + B) / 2]</text:span>. AP refills at the <text:span text:style-name="T56">start</text:span> of your turn. Unless otherwise noted, all <text:span text:style-name="T50">A</text:span>ctions cost 1AP. <text:span text:style-name="T62">The only way to take an Action on another turn is to make a Defense roll or Ready an Action.</text:span></text:p>
      <text:p text:style-name="P18"><text:span text:style-name="T41"><text:tab/></text:span><text:span text:style-name="T10">Ready an Action</text:span><text:span text:style-name="T5">:</text:span><text:span text:style-name="T41"> You may spend AP on your turn to declare and hold a specific Action to occur on a later turn to preempt a triggering event that you describe. Readied Actions resolve before other Actions in the order that they are triggered.</text:span></text:p>
      <text:p text:style-name="P6"/>
      <text:p text:style-name="P6"><text:span text:style-name="T6">Movement</text:span><text:span text:style-name="T1">:</text:span> <text:span text:style-name="T33">M</text:span>ove <text:span text:style-name="T45">once per rnd </text:span>up to <text:span text:style-name="T44">your </text:span>Speed [A + C],<text:span text:style-name="T33"> or spend 2AP to Run at [Speed x 2]. Spend 1AP to drop</text:span> Prone or<text:span text:style-name="T29"> </text:span>stand up.</text:p>
      <text:p text:style-name="P6"/>
      <text:p text:style-name="P11"><text:span text:style-name="T6">Attack (ATK)</text:span><text:span text:style-name="T1">:</text:span> The<text:span text:style-name="T47">re are</text:span> MATK<text:span text:style-name="T43">s (Melee</text:span>) and RATK<text:span text:style-name="T43">s (Ranged</text:span>).</text:p>
      <text:p text:style-name="P11">Roll [d6 + M<text:span text:style-name="T39">ATK</text:span> or R<text:span text:style-name="T39">ATK</text:span>] vs Defense (DEF). <text:span text:style-name="T58">Rolling a 6 on the die is an </text:span>Explosion, <text:span text:style-name="T58">which is re-rolled</text:span> and add<text:span text:style-name="T39">ed</text:span> <text:span text:style-name="T56">cumulatively to the ATK total</text:span>. <text:span text:style-name="T58">Deal bonus DMG = [ATK - DEF] up to your Melee or Ranged score</text:span>.</text:p>
      <text:p text:style-name="P6"/>
      <text:p text:style-name="P14"><text:span text:style-name="T6">Defense (DEF)</text:span><text:span text:style-name="T1">:</text:span> 1AP <text:span text:style-name="T30">t</text:span>o defend <text:span text:style-name="T30">against</text:span> an ATK <text:span text:style-name="T30">with</text:span> Block [d6 + Melee] or Dodge [d6 + Acrobatics]. A Botch <text:span text:style-name="T42">m</text:span>eans you fall Prone <text:span text:style-name="T56">if </text:span>Dodg<text:span text:style-name="T56">ing</text:span> or <text:span text:style-name="T30">drop</text:span> your weapon <text:span text:style-name="T56">if </text:span>Block<text:span text:style-name="T56">ing</text:span>. <text:span text:style-name="T57">If you are unaware or unable to avoid the Attack, you are Defenseless and must</text:span> use Reflex <text:span text:style-name="T35">for DEF</text:span>.</text:p>
      <text:p text:style-name="P8"/>
      <text:list xml:id="list2837550889" text:style-name="L1">
        <text:list-item>
          <text:p text:style-name="P22"><text:span text:style-name="T6">Reflex</text:span><text:span text:style-name="T1">:</text:span> <text:bookmark-start text:name="__DdeLink__112036_1134625215"/>= <text:span text:style-name="T34">[</text:span>Perception / <text:span text:style-name="T52">2</text:span>] <text:span text:style-name="T36">D</text:span>efault DEF. No roll <text:span text:style-name="T52">or</text:span> <text:span text:style-name="T26">AP required</text:span>.<text:bookmark-end text:name="__DdeLink__112036_1134625215"/></text:p>
        </text:list-item>
      </text:list>
      <text:p text:style-name="P5"/>
      <text:p text:style-name="P13"><text:span text:style-name="T6">Health</text:span><text:span text:style-name="T1">:</text:span> = <text:span text:style-name="T28">[</text:span>C x <text:span text:style-name="T50">3]</text:span>. <text:span text:style-name="T63">This is a measure of how many Wounds you can withstand. Damage causes Wounds. You start Bleeding when you take Wounds = [Health / 2] and you die when you take Wounds = Health.</text:span></text:p>
      <text:p text:style-name="P6"/>
      <text:list xml:id="list415579938" text:style-name="L2">
        <text:list-item>
          <text:p text:style-name="P23"><text:span text:style-name="T6">Bleeding</text:span><text:span text:style-name="T1">:</text:span> <text:span text:style-name="T49">When you take Wounds = [Health / 2] or more, you begin taking an additional 1DMG per </text:span><text:bookmark-start text:name="__DdeLink__112201_1922614264"/>min<text:span text:style-name="T45">ute</text:span>. Roll Medicine<text:span text:style-name="T55">(First-Aid)</text:span> <text:span text:style-name="T31">vs Wounds</text:span> <text:bookmark-end text:name="__DdeLink__112201_1922614264"/><text:span text:style-name="T54">to stop Bleeding with a bandage</text:span>.</text:p>
          <text:p text:style-name="P23"/>
        </text:list-item>
        <text:list-item>
          <text:p text:style-name="P24"><text:span text:style-name="T6">Recovery</text:span><text:span text:style-name="T1">:</text:span> After a day <text:span text:style-name="T48">of</text:span> rest, roll <text:span text:style-name="T32">[</text:span>C <text:span text:style-name="T27">vs</text:span> total <text:span text:style-name="T65">Wounds]</text:span> to heal 1HP. On a Fail, take 1 DMG <text:span text:style-name="T49">from infection</text:span>.</text:p>
        </text:list-item>
      </text:list>
      <text:p text:style-name="P10"/>
      <text:p text:style-name="P15"><text:soft-page-break/><text:span text:style-name="T6">Damage (DMG)</text:span><text:span text:style-name="T1">:</text:span> <text:span text:style-name="T64">Damage causes Wounds, which could eventually kill you. Successful </text:span><text:bookmark-start text:name="__DdeLink__111761_1134625215"/><text:bookmark-start text:name="__DdeLink__112297_1922614264"/>ATKs do <text:span text:style-name="T64">DMG =</text:span> [<text:span text:style-name="T59">(ATK - DEF) + Weapon DMG</text:span>]. All <text:span text:style-name="T64">Wounds</text:span> <text:bookmark-end text:name="__DdeLink__111761_1134625215"/><text:bookmark-end text:name="__DdeLink__112297_1922614264"/><text:span text:style-name="T64">cause Pain penalties</text:span></text:p>
      <text:p text:style-name="P9"/>
      <text:list xml:id="list4200616050" text:style-name="L3">
        <text:list-item>
          <text:p text:style-name="P26"><text:span text:style-name="T8">Damage Reduction</text:span><text:span text:style-name="T6"> (DR)</text:span><text:span text:style-name="T20">:</text:span><text:span text:style-name="T11"> </text:span><text:span text:style-name="T13">DR reduces DMG</text:span><text:span text:style-name="T11">. </text:span><text:span text:style-name="T25">Armor is reduced by </text:span><text:span text:style-name="T11">-</text:span><text:span text:style-name="T13">1 </text:span><text:span text:style-name="T11">DR</text:span><text:span text:style-name="T12"> </text:span><text:span text:style-name="T25">after taking DMG that exceeds DR.</text:span></text:p>
          <text:p text:style-name="P25"/>
        </text:list-item>
        <text:list-item>
          <text:p text:style-name="P27"><text:span text:style-name="T6">Fire (FDMG)</text:span><text:span text:style-name="T1">:</text:span> <text:span text:style-name="T51">Whenever you take FDMG, 1 Wound is permanent. Only </text:span>Fire-Resistant (FR) Armor<text:span text:style-name="T37"> </text:span>reduce<text:span text:style-name="T48">s</text:span> FDMG.</text:p>
          <text:p text:style-name="P28"/>
        </text:list-item>
        <text:list-item>
          <text:p text:style-name="P29"><text:span text:style-name="T6">Pain</text:span><text:span text:style-name="T1">:</text:span> <text:span text:style-name="T64">Wounds (and a few other effects) cause Pain which is a </text:span>-1 <text:span text:style-name="T64">penalty</text:span> to all rolls <text:span text:style-name="T47">and Speed</text:span>. <text:span text:style-name="T61">You fall Prone if your Speed drops to 0 from Pain.</text:span> <text:span text:style-name="T61">You g</text:span>o unconscious if <text:span text:style-name="T57">Pain =</text:span> <text:span text:style-name="T57">[</text:span>C<text:span text:style-name="T53"> </text:span>+ D<text:span text:style-name="T57">]</text:span>.</text:p>
        </text:list-item>
      </text:list>
      <text:p text:style-name="P10"/>
      <text:p text:style-name="P2"><text:span text:style-name="T1">Vehicle</text:span><text:span text:style-name="T2">s</text:span><text:span text:style-name="T20">:</text:span><text:span text:style-name="T11"> Roll [Drive(Ram) vs Drive(Stunt)] to </text:span><text:span text:style-name="T17">hit</text:span><text:span text:style-name="T11"> an enemy vehicle.</text:span></text:p>
      <text:p text:style-name="P3"><text:span text:style-name="T17">If [loser’s DR &lt;= winner’s DR],</text:span><text:span text:style-name="T14"> </text:span><text:span text:style-name="T18">or if a vehicle takes [DMG &gt; DR], </text:span><text:span text:style-name="T19">the </text:span><text:span text:style-name="T18">vehicle gets a Condition. </text:span><text:span text:style-name="T14">0 DR </text:span><text:span text:style-name="T18">disables a vehicle</text:span><text:span text:style-name="T14">. </text:span><text:span text:style-name="T15">A Botch is a Wreck.</text:span></text:p>
      <text:p text:style-name="P19"/>
      <text:list xml:id="list3884507730" text:style-name="L4">
        <text:list-item>
          <text:p text:style-name="P30"><text:span text:style-name="T6">Conditions</text:span><text:span text:style-name="T1">:</text:span> -1 DR and -1 Handling. Roll [Drive 9#] to maintain control <text:span text:style-name="T46">upon getting a Condition</text:span>, otherwise the vehicle Wrecks.</text:p>
        </text:list-item>
      </text:list>
      <text:p text:style-name="P4"/>
      <text:list xml:id="list144255625877715" text:continue-numbering="true" text:style-name="L4">
        <text:list-item>
          <text:p text:style-name="P32"><text:span text:style-name="T1">Occupants</text:span><text:span text:style-name="T20">:</text:span><text:span text:style-name="T11"> </text:span><text:span text:style-name="T16">Passengers</text:span><text:span text:style-name="T11"> in a moving vehicle </text:span><text:span text:style-name="T16">are</text:span><text:span text:style-name="T11"> Unstable.</text:span></text:p>
          <text:p text:style-name="P32"><text:span text:style-name="T16">A v</text:span><text:span text:style-name="T11">ehicle provide</text:span><text:span text:style-name="T16">s</text:span><text:span text:style-name="T11"> Cover </text:span><text:span text:style-name="T16">from RATKs</text:span><text:span text:style-name="T11"> with </text:span><text:span text:style-name="T16">its</text:span><text:span text:style-name="T11"> DR.</text:span></text:p>
        </text:list-item>
      </text:list>
      <text:p text:style-name="P20"/>
      <text:list xml:id="list144257351445479" text:continue-numbering="true" text:style-name="L4">
        <text:list-item>
          <text:p text:style-name="P33"><text:span text:style-name="T1">Pedestrians</text:span><text:span text:style-name="T20">:</text:span><text:span text:style-name="T11"> Hitting a pedestrian does </text:span><text:span text:style-name="T16">DMG = [</text:span><text:span text:style-name="T11">vehicle DR</text:span><text:span text:style-name="T16">]</text:span><text:span text:style-name="T11">.</text:span></text:p>
          <text:p text:style-name="P33"><text:span text:style-name="T11">-</text:span><text:span text:style-name="T16">1 DR after hitting pedestrians = [vehicle DR].</text:span></text:p>
        </text:list-item>
      </text:list>
      <text:p text:style-name="P20"/>
      <text:list xml:id="list144255763574202" text:continue-numbering="true" text:style-name="L4">
        <text:list-item>
          <text:p text:style-name="P34"><text:span text:style-name="T1">Tires</text:span><text:span text:style-name="T20">:</text:span><text:span text:style-name="T11"> </text:span><text:span text:style-name="T17">Roll [</text:span><text:span text:style-name="T16">-</text:span><text:span text:style-name="T23">3 ATK</text:span><text:span text:style-name="T17"> vs Drive(Stunt)]</text:span><text:span text:style-name="T16"> to </text:span><text:span text:style-name="T17">destroy</text:span><text:span text:style-name="T16"> a tire.</text:span></text:p>
          <text:p text:style-name="P34"><text:span text:style-name="T17">If the tire is destroyed, th</text:span><text:span text:style-name="T16">e driver must roll [Drive 9#] or Wreck.</text:span></text:p>
          <text:p text:style-name="P34"><text:span text:style-name="T16">If a front tire </text:span><text:span text:style-name="T17">gets destroyed</text:span><text:span text:style-name="T16">, the vehicle Wrecks automatically.</text:span></text:p>
        </text:list-item>
      </text:list>
      <text:p text:style-name="P20"/>
      <text:list xml:id="list144255763181986" text:continue-numbering="true" text:style-name="L4">
        <text:list-item>
          <text:p text:style-name="P35"><text:span text:style-name="T3">Wreck</text:span><text:span text:style-name="T21">:</text:span><text:span text:style-name="T14"> </text:span><text:span text:style-name="T16">The vehicle comes to a violent stop suddenly this rnd. </text:span></text:p>
          <text:p text:style-name="P36"><text:span text:style-name="T15">Occupants take </text:span><text:span text:style-name="T17">[</text:span><text:span text:style-name="T15">d6 DMG </text:span><text:span text:style-name="T17">per 30yds </text:span><text:span text:style-name="T19">of </text:span><text:span text:style-name="T17">Speed] </text:span><text:span text:style-name="T24">and are ejected from the vehicle, unless they are wearing seat belts, in which case the DMG is halved and they remain in their seats.</text:span></text:p>
          <text:p text:style-name="P31"/>
          <text:list>
            <text:list-item>
              <text:p text:style-name="P36"><text:span text:style-name="T4">Burning</text:span><text:span text:style-name="T22">:</text:span><text:span text:style-name="T24"> If the Vehicle is at 0DR, it bursts into flames doing 1FDMG per rnd to all Occupants. It continues to burn for 1 minute per gallon of Fuel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1" fo:font-family="OpenSymbol" style:font-family-generic="system" style:font-pitch="variable" fo:font-size="8pt" style:font-name-asian="OpenSymbol1" style:font-family-asian="OpenSymbol" style:font-family-generic-asian="system" style:font-pitch-asian="variable" style:font-size-asian="8pt" style:font-name-complex="OpenSymbol1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16T14:42:55.172727445</dc:date>
    <meta:editing-cycles>117</meta:editing-cycles>
    <meta:editing-duration>P2DT6H24M10S</meta:editing-duration>
    <meta:document-statistic meta:table-count="0" meta:image-count="0" meta:object-count="0" meta:page-count="2" meta:paragraph-count="37" meta:word-count="741" meta:character-count="3830" meta:non-whitespace-character-count="3140"/>
    <meta:template xlink:type="simple" xlink:actuate="onRequest" xlink:title="" xlink:href="../../../Apocalyptia%203%20Manuscript.odt/Normal"/>
  </office:meta>
</office:document-meta>
</file>